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XSDXLD+HelveticaNeue-Italic" svg:font-family="XSDXLD+HelveticaNeue-Italic" style:font-family-generic="swiss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style:font-size-asian="12pt" style:font-size-complex="12pt"/>
    </style:style>
    <style:style style:name="P2" style:family="paragraph" style:parent-style-name="Standard" style:list-style-name=""/>
    <style:style style:name="P3" style:family="paragraph" style:parent-style-name="Standard" style:list-style-name=""/>
    <style:style style:name="P4" style:family="paragraph" style:parent-style-name="Standard" style:list-style-name=""/>
    <style:style style:name="P5" style:family="paragraph" style:parent-style-name="Standard" style:list-style-name="L1"/>
    <style:style style:name="P6" style:family="paragraph" style:parent-style-name="Standard" style:list-style-name="">
      <style:text-properties style:font-name="Liberation Serif" fo:font-size="12pt" style:font-size-asian="12pt" style:font-size-complex="12pt"/>
    </style:style>
    <style:style style:name="P7" style:family="paragraph" style:parent-style-name="Standard" style:list-style-name="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">
      <style:text-properties style:font-name="Liberation Serif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ask List</text:h>
      <text:h text:style-name="P8" text:outline-level="1"></text:h>
      <text:h text:style-name="P7" text:outline-level="1">jasper reports</text:h>
      <text:h text:style-name="P7" text:outline-level="1">wolf framework ( Given by Shirish Sir )</text:h>
      <text:h text:style-name="P7" text:outline-level="1">Defined Gap Between Two Transaction</text:h>
      <text:h text:style-name="P7" text:outline-level="1">mysql ssl connection ( Given by Divyesh Sir )</text:h>
      <text:h text:style-name="P7" text:outline-level="1">connection audit for PHP</text:h>
      <text:h text:style-name="P7" text:outline-level="1">connection audit report change for database</text:h>
      <text:h text:style-name="P7" text:outline-level="1">connection audit report for pooling</text:h>
      <text:h text:style-name="P7" text:outline-level="1">IOC and AOP</text:h>
      <text:h text:style-name="P7" text:outline-level="1">JQEURY common version</text:h>
      <text:h text:style-name="P7" text:outline-level="1">tomcat 26 in njimage and dakc ( Given by Janesh Sir )</text:h>
      <text:h text:style-name="P7" text:outline-level="1">tomcat 26 in finserver and njtest2 ( Given by Janesh Sir )</text:h>
      <text:h text:style-name="P8" text:outline-level="1"/>
      <text:h text:style-name="P8" text:outline-level="1"><text:bookmark-start text:name="DDE_LINK1"/>Total Works and Supports<text:bookmark-end text:name="DDE_LINK1"/></text:h>
      <text:h text:style-name="P6" text:outline-level="1"></text:h>
      <text:h text:style-name="P6" text:outline-level="1">-tomcat and apache on development and testing servers</text:h>
      <text:h text:style-name="P6" text:outline-level="1">starting and stoping servers</text:h>
      <text:h text:style-name="P6" text:outline-level="1">monitoring servers</text:h>
      <text:h text:style-name="P6" text:outline-level="1">changing configurations as per needed</text:h>
      <text:h text:style-name="P6" text:outline-level="1"></text:h>
      <text:h text:style-name="P6" text:outline-level="1">-subversion on njapps5 and finserver</text:h>
      <text:h text:style-name="P6" text:outline-level="1">creating repository</text:h>
      <text:h text:style-name="P6" text:outline-level="1">support for user if svn not working</text:h>
      <text:h text:style-name="P6" text:outline-level="1"></text:h>
      <text:h text:style-name="P6" text:outline-level="1">-connection mechanism</text:h>
      <text:h text:style-name="P6" text:outline-level="1">user support / guidelines</text:h>
      <text:h text:style-name="P6" text:outline-level="1">study and development</text:h>
      <text:h text:style-name="P6" text:outline-level="1"></text:h>
      <text:h text:style-name="P6" text:outline-level="1">-auto mail broker query - CC</text:h>
      <text:h text:style-name="P6" text:outline-level="1">change / support as per need</text:h>
      <text:h text:style-name="P6" text:outline-level="1"></text:h>
      <text:h text:style-name="P6" text:outline-level="1">-auto request RNT - TR</text:h>
      <text:h text:style-name="P6" text:outline-level="1">change / support as per need</text:h>
      <text:h text:style-name="P6" text:outline-level="1"></text:h>
      <text:h text:style-name="P6" text:outline-level="1">-auto login - CC BR TR</text:h>
      <text:h text:style-name="P6" text:outline-level="1">change / support as per need</text:h>
      <text:h text:style-name="P6" text:outline-level="1"></text:h>
      <text:h text:style-name="P6" text:outline-level="1">-auto split PDF - CC</text:h>
      <text:h text:style-name="P6" text:outline-level="1">change as per need</text:h>
      <text:h text:style-name="P6" text:outline-level="1"></text:h>
      <text:h text:style-name="P6" text:outline-level="1">-audit</text:h>
      <text:h text:style-name="P6" text:outline-level="1"></text:h>
      <text:h text:style-name="P6" text:outline-level="1">-jameleon - FIN</text:h>
      <text:h text:style-name="P6" text:outline-level="1">support as per requet</text:h>
      <text:h text:style-name="P6" text:outline-level="1"></text:h>
      <text:h text:style-name="P6" text:outline-level="1">-Employee Desk</text:h>
      <text:h text:style-name="P6" text:outline-level="1">change support as per request</text:h>
      <text:h text:style-name="P6" text:outline-level="1"></text:h>
      <text:h text:style-name="P6" text:outline-level="1">-LDAP</text:h>
      <text:h text:style-name="P6" text:outline-level="1">change as per request</text:h>
      <text:h text:style-name="P6" text:outline-level="1"></text:h>
      <text:h text:style-name="P6" text:outline-level="1"><text:soft-page-break/>-finfilter for ACL</text:h>
      <text:h text:style-name="P6" text:outline-level="1">change support as per request</text:h>
      <text:h text:style-name="P6" text:outline-level="1"></text:h>
      <text:h text:style-name="P6" text:outline-level="1">-ACLAgnent for ACL</text:h>
      <text:h text:style-name="P6" text:outline-level="1">change support as per request</text:h>
      <text:h text:style-name="P6" text:outline-level="1"></text:h>
      <text:h text:style-name="P6" text:outline-level="1">-Web Services</text:h>
      <text:h text:style-name="P6" text:outline-level="1">support as per request</text:h>
      <text:h text:style-name="P6" text:outline-level="1"></text:h>
      <text:h text:style-name="P6" text:outline-level="1">-Spring Framework</text:h>
      <text:h text:style-name="P6" text:outline-level="1">support as per requ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XSDXLD+HelveticaNeue-Italic" svg:font-family="XSDXLD+HelveticaNeue-Italic" style:font-family-generic="swiss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75H20M17S</meta:editing-duration>
    <dc:date>2010-12-08T17:58:58</dc:date>
    <meta:generator>OpenOffice.org/3.1$Linux OpenOffice.org_project/310m19$Build-9420</meta:generator>
    <meta:editing-cycles>33</meta:editing-cycles>
    <meta:document-statistic meta:table-count="0" meta:image-count="0" meta:object-count="0" meta:page-count="2" meta:paragraph-count="62" meta:word-count="209" meta:character-count="1237"/>
    <meta:user-defined meta:name="Info 1"/>
    <meta:user-defined meta:name="Info 2"/>
    <meta:user-defined meta:name="Info 3"/>
    <meta:user-defined meta:name="Info 4"/>
  </office:meta>
</office:document-meta>
</file>